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6.481cm"/>
    </style:style>
    <style:style style:name="co4" style:family="table-column">
      <style:table-column-properties fo:break-before="auto" style:column-width="6.316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9.885cm"/>
    </style:style>
    <style:style style:name="co7" style:family="table-column">
      <style:table-column-properties fo:break-before="auto" style:column-width="8.795cm"/>
    </style:style>
    <style:style style:name="co8" style:family="table-column">
      <style:table-column-properties fo:break-before="auto" style:column-width="8.93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3.685cm" fo:break-before="auto" style:use-optimal-row-height="fals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3.738cm" fo:break-before="auto" style:use-optimal-row-height="false"/>
    </style:style>
    <style:style style:name="ro6" style:family="table-row">
      <style:table-row-properties style:row-height="2.79cm" fo:break-before="auto" style:use-optimal-row-height="false"/>
    </style:style>
    <style:style style:name="ro7" style:family="table-row">
      <style:table-row-properties style:row-height="3.658cm" fo:break-before="auto" style:use-optimal-row-height="false"/>
    </style:style>
    <style:style style:name="ro8" style:family="table-row">
      <style:table-row-properties style:row-height="3.106cm" fo:break-before="auto" style:use-optimal-row-height="false"/>
    </style:style>
    <style:style style:name="ro9" style:family="table-row">
      <style:table-row-properties style:row-height="3.552cm" fo:break-before="auto" style:use-optimal-row-height="false"/>
    </style:style>
    <style:style style:name="ro10" style:family="table-row">
      <style:table-row-properties style:row-height="3.579cm" fo:break-before="auto" style:use-optimal-row-height="false"/>
    </style:style>
    <style:style style:name="ro11" style:family="table-row">
      <style:table-row-properties style:row-height="3.711cm" fo:break-before="auto" style:use-optimal-row-height="false"/>
    </style:style>
    <style:style style:name="ro12" style:family="table-row">
      <style:table-row-properties style:row-height="2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handa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en" fo:country="IN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6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IN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55" table:default-cell-style-name="ce2"/>
        <table:table-column table:style-name="co9" table:number-columns-repeated="960" table:default-cell-style-name="ce5"/>
        <table:table-row table:style-name="ro1">
          <table:table-cell table:style-name="ce1" office:value-type="string" calcext:value-type="string">
            <text:p>Used By</text:p>
          </table:table-cell>
          <table:table-cell table:style-name="ce4" office:value-type="string" calcext:value-type="string">
            <text:p>Routes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Header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>
            <text:p>Success 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mer/admi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mail/phone,passwor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/>
            <text:p>This route is used by both admin/customer to login</text:p>
            <text:p><text:span text:style-name="T1">If the credentials matched in the DB, we’ll create</text:span></text:p>
            <text:p><text:span text:style-name="T1">a JWT based on Id and usertype and send it to</text:span></text:p>
            <text:p><text:span text:style-name="T2">The res</text:span></text:p>
            <text:p><text:span text:style-name="T1"/></text:p>
            <text:p/>
          </table:table-cell>
          <table:table-cell office:value-type="string" calcext:value-type="string">
            <text:p>Customer/admin details with a JWT </text:p>
            <text:p>Token.</text:p>
            <text:p><text:span text:style-name="T1">Success status code:202 (Accepted)</text:span></text:p>
            <text:p><text:span text:style-name="T5">Wrong credentials:401</text:span></text:p>
            <text:p><text:span text:style-name="T5">If some parameters is missing from body</text:span></text:p>
            <text:p><text:span text:style-name="T5">Then error code:400(BAD Request)</text:span></text:p>
            <text:p><text:span text:style-name="T5"/></text:p>
          </table:table-cell>
          <table:table-cell table:number-columns-repeated="1016"/>
        </table:table-row>
        <table:table-row table:style-name="ro3">
          <table:table-cell table:style-name="Default" table:number-columns-repeated="1024"/>
        </table:table-row>
        <table:table-row table:style-name="ro4">
          <table:table-cell office:value-type="string" calcext:value-type="string">
            <text:p>customer</text:p>
          </table:table-cell>
          <table:table-cell office:value-type="string" calcext:value-type="string">
            <text:p>customer/sendot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mail,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is route is used by customer to send otp to their email</text:p>
            <text:p>While sending otp, we’ll create a JWT based on email</text:p>
            <text:p>And expiry time, and send it in the response</text:p>
          </table:table-cell>
          <table:table-cell office:value-type="string" calcext:value-type="string">
            <text:p>a confirmation message  </text:p>
            <text:p>Success status code:202 (Accepted) </text:p>
            <text:p>Wrong credentials:401</text:p>
            <text:p> If some parameters is missing from body </text:p>
            <text:p>Then error code:400(BAD Request)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ustomer</text:p>
          </table:table-cell>
          <table:table-cell office:value-type="string" calcext:value-type="string">
            <text:p>customer/verifyotp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JWT token generated at the </text:p>
            <text:p>Time of customer login</text:p>
          </table:table-cell>
          <table:table-cell office:value-type="string" calcext:value-type="string">
            <text:p>ot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is route is used by customer to verify otp sent to the email,</text:p>
            <text:p>If the given OTP matched in the DB(OTP table), we’ll</text:p>
            <text:p>Create a JWT token based on email id and status=</text:p>
            <text:p>“verified”</text:p>
          </table:table-cell>
          <table:table-cell office:value-type="string" calcext:value-type="string">
            <text:p>a confirmation message</text:p>
            <text:p/>
            <text:p>Success status code:202 (Accepted)</text:p>
            <text:p>Wrong OTP:401,</text:p>
            <text:p>OTP Expired if the token can’t be decoded</text:p>
            <text:p>If some parameters is missing from body</text:p>
            <text:p>Then error code:400(BAD Request)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customer</text:p>
          </table:table-cell>
          <table:table-cell office:value-type="string" calcext:value-type="string">
            <text:p>customer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JWT token generated at the  Time of </text:p>
            <text:p>Otp verification</text:p>
            <text:p>Successfully by customer</text:p>
          </table:table-cell>
          <table:table-cell office:value-type="string" calcext:value-type="string">
            <text:p>email,name,phone,passwor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is route is used by customer to register </text:p>
            <text:p>Along with all the details,</text:p>
            <text:p>Password will be stored in bcrypt format</text:p>
          </table:table-cell>
          <table:table-cell office:value-type="string" calcext:value-type="string">
            <text:p>a confirmation message</text:p>
            <text:p>  Success status code:202 (Accepted) </text:p>
            <text:p>If some parameters is missing from body </text:p>
            <text:p>Then error code:400(BAD Request)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ustomer</text:p>
          </table:table-cell>
          <table:table-cell office:value-type="string" calcext:value-type="string">
            <text:p>customer/addaddr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JWT token generated at the  </text:p>
            <text:p>Time of customer login</text:p>
          </table:table-cell>
          <table:table-cell office:value-type="string" calcext:value-type="string">
            <text:p>street_address,PIN code,</text:p>
            <text:p>City,Sta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is route is used by customer to add the addresses,</text:p>
            <text:p>One customer can have many addresses</text:p>
          </table:table-cell>
          <table:table-cell office:value-type="string" calcext:value-type="string">
            <text:p>a confirmation message</text:p>
            <text:p>  Success status code:202 (Accepted)</text:p>
            <text:p>If some parameters is missing from body  </text:p>
            <text:p>Then error code:400(BAD Request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ustomer</text:p>
          </table:table-cell>
          <table:table-cell office:value-type="string" calcext:value-type="string">
            <text:p>customer/buyprodu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JWT token generated at the  </text:p>
            <text:p>Time of customer login</text:p>
          </table:table-cell>
          <table:table-cell office:value-type="string" calcext:value-type="string">
            <text:p>productName,merchantName,</text:p>
            <text:p>Quantity,</text:p>
            <text:p>Delievery address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is route is used by customer to order/buy products</text:p>
            <text:p>One customer can order many products</text:p>
          </table:table-cell>
          <table:table-cell table:style-name="ce3" office:value-type="string" calcext:value-type="string">
            <text:p>a confirmation message  </text:p>
            <text:p>Success status code:202 (Accepted)</text:p>
            <text:p>If some parameters is missing from body </text:p>
            <text:p>Then error code:400(BAD Request)</text:p>
          </table:table-cell>
          <table:table-cell table:number-columns-repeated="1016"/>
        </table:table-row>
        <table:table-row table:style-name="ro9">
          <table:table-cell table:style-name="ce3" office:value-type="string" calcext:value-type="string">
            <text:p>merchant</text:p>
          </table:table-cell>
          <table:table-cell table:style-name="ce3" office:value-type="string" calcext:value-type="string">
            <text:p>merchant/register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rchantName,email,phone,</text:p>
            <text:p>Password,GSTIN,</text:p>
            <text:p>Addres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this route is used by merchants to register themselves </text:p>
            <text:p>Along with their details</text:p>
          </table:table-cell>
          <table:table-cell table:style-name="ce3" office:value-type="string" calcext:value-type="string">
            <text:p>a confirmation message object</text:p>
            <text:p>Success status code:202(Accepted)</text:p>
            <text:p>If some parameters is missing in the body</text:p>
            <text:p>Error code:400(BAD Request)</text:p>
          </table:table-cell>
          <table:table-cell table:style-name="ce3" table:number-columns-repeated="1016"/>
        </table:table-row>
        <table:table-row table:style-name="ro9">
          <table:table-cell office:value-type="string" calcext:value-type="string">
            <text:p>merchant</text:p>
          </table:table-cell>
          <table:table-cell office:value-type="string" calcext:value-type="string">
            <text:p>merchant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mail/phone,passwor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is route is used by merchant to login.</text:p>
            <text:p>A mercant can login if status = 1(approved by admin)</text:p>
            <text:p> If Credentials matched in the DB, we’ll create a JWT</text:p>
            <text:p>Token based on id and usertype and send it in </text:p>
            <text:p>The res</text:p>
          </table:table-cell>
          <table:table-cell office:value-type="string" calcext:value-type="string">
            <text:p>merchant details along with a JWT token</text:p>
            <text:p><text:span text:style-name="T6">Success status code:202 (Accepted)</text:span></text:p>
            <text:p><text:span text:style-name="T6">Wrong credentials:401</text:span></text:p>
            <text:p><text:span text:style-name="T6">If some parameters is missing from body</text:span></text:p>
            <text:p><text:span text:style-name="T6">Then error code:400(BAD Request)</text:span>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merchant</text:p>
          </table:table-cell>
          <table:table-cell office:value-type="string" calcext:value-type="string">
            <text:p>merchant/addproduc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JWT token generated at the  </text:p>
            <text:p>Time of mercant login</text:p>
          </table:table-cell>
          <table:table-cell office:value-type="string" calcext:value-type="string">
            <text:p>productName,category,subcategory,</text:p>
            <text:p>quantity,priceperpie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is route is used by merchants to add their products,</text:p>
            <text:p>One merchant can add many products</text:p>
          </table:table-cell>
          <table:table-cell office:value-type="string" calcext:value-type="string">
            <text:p>a confirmation message object along the </text:p>
            <text:p>details of the product </text:p>
            <text:p>Added in the DB(product table)</text:p>
            <text:p>Success status code:202(Accepted)</text:p>
            <text:p>If some parameters is missing from body then</text:p>
            <text:p>Error code:400(BAD Request)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merchant</text:p>
          </table:table-cell>
          <table:table-cell office:value-type="string" calcext:value-type="string">
            <text:p>merchant/getallprodu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JWT token generated at the </text:p>
            <text:p> Time of merchant login</text:p>
          </table:table-cell>
          <table:table-cell/>
          <table:table-cell office:value-type="string" calcext:value-type="string">
            <text:p>Page:</text:p>
            <text:p>Limit:</text:p>
          </table:table-cell>
          <table:table-cell office:value-type="string" calcext:value-type="string">
            <text:p>used to show all products added by a merchant</text:p>
            <text:p>Number of products in the response will be according</text:p>
            <text:p>To the page and limit passed in the body(if page and limit </text:p>
            <text:p>Is not passed in the params, a default value will be taken</text:p>
          </table:table-cell>
          <table:table-cell office:value-type="string" calcext:value-type="string">
            <text:p>details of product(id,productName,quantity,price)</text:p>
            <text:p>Success status code: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min</text:p>
          </table:table-cell>
          <table:table-cell office:value-type="string" calcext:value-type="string">
            <text:p>admin/search/?</text:p>
            <text:p>category=(customers/merchant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JWT token generated at the   </text:p>
            <text:p>Time of  login</text:p>
          </table:table-cell>
          <table:table-cell office:value-type="string" calcext:value-type="string">
            <text:p>email,</text:p>
          </table:table-cell>
          <table:table-cell office:value-type="string" calcext:value-type="string">
            <text:p>page: Limit:</text:p>
          </table:table-cell>
          <table:table-cell office:value-type="string" calcext:value-type="string">
            <text:p>used by admin to fetch all the customer/merchant details</text:p>
            <text:p/>
          </table:table-cell>
          <table:table-cell office:value-type="string" calcext:value-type="string">
            <text:p>details of customers/merchant excluding its password</text:p>
            <text:p>Success status code:200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dmin</text:p>
          </table:table-cell>
          <table:table-cell office:value-type="string" calcext:value-type="string">
            <text:p>admin/block/?category = </text:p>
            <text:p>(customer/merchant/product)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<text:span text:style-name="T1">JWT token generated at the   </text:span></text:p>
            <text:p><text:span text:style-name="T1">Time of  login</text:span></text:p>
          </table:table-cell>
          <table:table-cell office:value-type="string" calcext:value-type="string">
            <text:p>email/productName</text:p>
          </table:table-cell>
          <table:table-cell office:value-type="string" calcext:value-type="string">
            <text:p>customer/merchant/product</text:p>
          </table:table-cell>
          <table:table-cell office:value-type="string" calcext:value-type="string">
            <text:p><text:span text:style-name="T1">used by admin to block customer/merchant/product,</text:span></text:p>
            <text:p><text:span text:style-name="T3">If details matched in the DB,its status =-1</text:span></text:p>
            <text:p><text:span text:style-name="T3">Details of the blocked customers/merchants/products </text:span></text:p>
            <text:p><text:span text:style-name="T4">Will not be shown in the listing</text:span></text:p>
          </table:table-cell>
          <table:table-cell table:number-columns-repeated="1017"/>
        </table:table-row>
        <table:table-row table:style-name="ro12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03:17:08.337690403</meta:creation-date>
    <dc:date>2022-08-24T05:30:13.017408355</dc:date>
    <meta:editing-duration>PT8M14S</meta:editing-duration>
    <meta:editing-cycles>1</meta:editing-cycles>
    <meta:generator>LibreOffice/6.4.7.2$Linux_X86_64 LibreOffice_project/40$Build-2</meta:generator>
    <meta:document-statistic meta:table-count="1" meta:cell-count="103" meta:object-count="0"/>
  </office:meta>
</office:document-meta>
</file>